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WiFi.h&gt;</text:p>
      <text:p text:style-name="Standard">#include &lt;esp_now.h&gt;</text:p>
      <text:p text:style-name="Standard"/>
      <text:p text:style-name="Standard">// Receiver MAC address (updated with the provided MAC address)</text:p>
      <text:p text:style-name="Standard">uint8_t receiverMAC[] = { 0xF4, 0x65, 0x0B, 0x4A, 0x42, 0x48 };</text:p>
      <text:p text:style-name="Standard"/>
      <text:p text:style-name="Standard">#define LED_PIN 17</text:p>
      <text:p text:style-name="Standard">void blinkLED() {</text:p>
      <text:p text:style-name="Standard"><text:s text:c="2"/>for (int i = 0; i &lt; 5; i++) {</text:p>
      <text:p text:style-name="Standard"><text:s text:c="4"/>digitalWrite(LED_PIN, HIGH);</text:p>
      <text:p text:style-name="Standard"><text:s text:c="4"/>delay(500);</text:p>
      <text:p text:style-name="Standard"><text:s text:c="4"/>digitalWrite(LED_PIN, LOW);</text:p>
      <text:p text:style-name="Standard"><text:s text:c="4"/>delay(500);</text:p>
      <text:p text:style-name="Standard"><text:s text:c="2"/>}</text:p>
      <text:p text:style-name="Standard">}</text:p>
      <text:p text:style-name="Standard"/>
      <text:p text:style-name="Standard">// ✅ Fixed function signature for new ESP-NOW callback</text:p>
      <text:p text:style-name="Standard">void OnDataRecv(const esp_now_recv_info_t *info, const uint8_t *data, int len) {</text:p>
      <text:p text:style-name="Standard"><text:s text:c="2"/>String recv = "";</text:p>
      <text:p text:style-name="Standard"/>
      <text:p text:style-name="Standard"><text:s text:c="2"/>Serial.println("Data received: ");</text:p>
      <text:p text:style-name="Standard"><text:s text:c="2"/>for (int i = 0; i &lt; len; i++) {</text:p>
      <text:p text:style-name="Standard"><text:s text:c="4"/>Serial.print((char)data[i]);</text:p>
      <text:p text:style-name="Standard"><text:s text:c="4"/>recv += (char)data[i];</text:p>
      <text:p text:style-name="Standard"><text:s text:c="2"/>}</text:p>
      <text:p text:style-name="Standard"/>
      <text:p text:style-name="Standard"><text:s text:c="2"/>if (recv.toInt() == 55) {</text:p>
      <text:p text:style-name="Standard"><text:s text:c="4"/>Serial.println("\nLED should blink");</text:p>
      <text:p text:style-name="Standard"><text:s text:c="4"/>blinkLED();</text:p>
      <text:p text:style-name="Standard"><text:s text:c="2"/>}</text:p>
      <text:p text:style-name="Standard"/>
      <text:p text:style-name="Standard"><text:s text:c="2"/>Serial.println();</text:p>
      <text:p text:style-name="Standard">}</text:p>
      <text:p text:style-name="Standard"/>
      <text:p text:style-name="Standard">void setup() {</text:p>
      <text:p text:style-name="Standard"><text:s text:c="2"/>Serial.begin(115200);</text:p>
      <text:p text:style-name="Standard"><text:s text:c="2"/>pinMode(LED_PIN, OUTPUT);</text:p>
      <text:p text:style-name="Standard"/>
      <text:p text:style-name="Standard"><text:s text:c="2"/>// Initialize Wi-Fi</text:p>
      <text:p text:style-name="Standard"><text:s text:c="2"/>WiFi.mode(WIFI_STA);</text:p>
      <text:p text:style-name="Standard"/>
      <text:p text:style-name="Standard"><text:s text:c="2"/>// Initialize ESP-NOW</text:p>
      <text:p text:style-name="Standard"><text:s text:c="2"/>if (esp_now_init() != ESP_OK) {</text:p>
      <text:p text:style-name="Standard"><text:s text:c="4"/>Serial.println("Error initializing ESP-NOW");</text:p>
      <text:p text:style-name="Standard"><text:s text:c="4"/>return;</text:p>
      <text:p text:style-name="Standard"><text:s text:c="2"/>}</text:p>
      <text:p text:style-name="Standard"/>
      <text:p text:style-name="Standard"><text:s text:c="2"/>// Register the callback function to receive data</text:p>
      <text:p text:style-name="Standard"><text:s text:c="2"/>esp_now_register_recv_cb(OnDataRecv);</text:p>
      <text:p text:style-name="Standard"/>
      <text:p text:style-name="Standard"><text:s text:c="2"/>// Add the sender device to the peer list using the MAC address</text:p>
      <text:p text:style-name="Standard"><text:s text:c="2"/>esp_now_peer_info_t peerInfo = {};</text:p>
      <text:p text:style-name="Standard"><text:soft-page-break/><text:s text:c="2"/>memcpy(peerInfo.peer_addr, receiverMAC, 6);</text:p>
      <text:p text:style-name="Standard"><text:s text:c="2"/>peerInfo.channel = 0; <text:s/>// Use current Wi-Fi channel</text:p>
      <text:p text:style-name="Standard"><text:s text:c="2"/>peerInfo.encrypt = false;</text:p>
      <text:p text:style-name="Standard"/>
      <text:p text:style-name="Standard"><text:s text:c="2"/>if (esp_now_add_peer(&amp;peerInfo) != ESP_OK) {</text:p>
      <text:p text:style-name="Standard"><text:s text:c="4"/>Serial.println("Failed to add peer");</text:p>
      <text:p text:style-name="Standard"><text:s text:c="4"/>return;</text:p>
      <text:p text:style-name="Standard"><text:s text:c="2"/>}</text:p>
      <text:p text:style-name="Standard"/>
      <text:p text:style-name="Standard"><text:s text:c="2"/>Serial.println("Receiver is ready.");</text:p>
      <text:p text:style-name="Standard">}</text:p>
      <text:p text:style-name="Standard"/>
      <text:p text:style-name="Standard">void loop() {</text:p>
      <text:p text:style-name="Standard"><text:s text:c="2"/>// The receiver is always listening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3:35:14.488660740</meta:creation-date>
    <dc:date>2025-04-18T13:35:30.080660055</dc:date>
    <meta:editing-duration>PT16S</meta:editing-duration>
    <meta:editing-cycles>1</meta:editing-cycles>
    <meta:document-statistic meta:table-count="0" meta:image-count="0" meta:object-count="0" meta:page-count="2" meta:paragraph-count="53" meta:word-count="190" meta:character-count="1449" meta:non-whitespace-character-count="1209"/>
    <meta:generator>LibreOffice/7.3.7.2$Linux_X86_64 LibreOffice_project/30$Build-2</meta:generator>
  </office:meta>
</office:document-meta>
</file>